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6000003D9DC5F0F224FA1C0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Footer">
      <style:text-properties officeooo:rsid="0004beb4" officeooo:paragraph-rsid="0004beb4"/>
    </style:style>
    <style:style style:name="P3" style:family="paragraph" style:parent-style-name="Standard">
      <style:text-properties officeooo:rsid="00034394" officeooo:paragraph-rsid="00034394"/>
    </style:style>
    <style:style style:name="P4" style:family="paragraph" style:parent-style-name="Title">
      <style:text-properties officeooo:rsid="000601cf" officeooo:paragraph-rsid="000601cf"/>
    </style:style>
    <style:style style:name="P5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1.5866in, 0in, 0in, 1.550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<text:title>This is only a test document</text:title></text:p>
      <text:p text:style-name="P3">Testing 1 2 3</text:p>
      <text:p text:style-name="P3"><draw:frame draw:style-name="fr1" draw:name="Image1" text:anchor-type="char" svg:x="1.1756in" svg:y="1.1307in" svg:width="5.672in" svg:height="6.1791in" draw:z-index="0"><draw:image xlink:href="Pictures/1000000100000396000003D9DC5F0F224FA1C0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Footer">
      <style:text-properties officeooo:rsid="0004beb4" officeooo:paragraph-rsid="0004beb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title>This is only a test document</text:title></text:p>
            </table:table-cell>
            <table:table-cell table:style-name="Table1.A1" office:value-type="string">
              <text:p text:style-name="MP1"><text:page-number text:select-page="current">1</text:page-number></text:p>
            </table:table-cell>
          </table:table-row>
          <table:table-row>
            <table:table-cell table:style-name="Table1.A1" office:value-type="string">
              <text:p text:style-name="MP1"><text:date style:data-style-name="N37" text:date-value="2025-03-10T09:50:37.522231321" text:fixed="true">03/10/25</text:date></text:p>
            </table:table-cell>
            <table:table-cell table:style-name="Table1.A1" office:value-type="string">
              <text:p text:style-name="Table_20_Contents"/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09:08:34.968685438</meta:creation-date>
    <dc:date>2025-03-10T10:16:36.464196555</dc:date>
    <meta:editing-duration>PT29M39S</meta:editing-duration>
    <meta:editing-cycles>5</meta:editing-cycles>
    <meta:generator>LibreOffice/7.3.7.2$Linux_X86_64 LibreOffice_project/30$Build-2</meta:generator>
    <dc:subject>Test writing a design document</dc:subject>
    <dc:title>This is only a test document</dc:title>
    <dc:creator>Paul Chernick</dc:creator>
    <meta:document-statistic meta:table-count="1" meta:image-count="1" meta:object-count="0" meta:page-count="1" meta:paragraph-count="5" meta:word-count="18" meta:character-count="78" meta:non-whitespace-character-count="65"/>
  </office:meta>
</office:document-meta>
</file>